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ApplicationEvent.PayloadApplicationEvent( Object source ,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pplicationEvent.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pplicationEvent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pplicationEvent.PayloadApplicationEvent( Object source , T payload , @ Nullable ResolvableType payloa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